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Sev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Fech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-001</text:p>
          </table:table-cell>
          <table:table-cell office:value-type="string" calcext:value-type="string">
            <text:p>No verifica bien las credenciales en el loguin. </text:p>
          </table:table-cell>
          <table:table-cell office:value-type="string" calcext:value-type="string">
            <text:p>Loin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apretar el botón de login en el panel superior derecho.</text:p>
            <text:p>3. ingresar credenciales incorrectas.</text:p>
          </table:table-cell>
          <table:table-cell office:value-type="string" calcext:value-type="string">
            <text:p>Si se ingresan credenciales incorrectas debe rechazar el login y mostrar un mensaje de error. </text:p>
          </table:table-cell>
          <table:table-cell office:value-type="string" calcext:value-type="string">
            <text:p>La página no valida de forma efectiva las credenciales incorrectas y deja ingresar a la página como usuario. </text:p>
          </table:table-cell>
          <table:table-cell office:value-type="string" calcext:value-type="string">
            <text:p>bug-reports/evidence/bugs/login-1.png  login-2.png</text:p>
            <text:p/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UG-002</text:p>
          </table:table-cell>
          <table:table-cell office:value-type="string" calcext:value-type="string">
            <text:p>En el apartado de compra de boletos, no valida el tipo de archivo en el apartado de certificado de salud.</text:p>
          </table:table-cell>
          <table:table-cell office:value-type="string" calcext:value-type="string">
            <text:p>checkout</text:p>
          </table:table-cell>
          <table:table-cell table:number-columns-repeated="2" office:value-type="string" calcext:value-type="string">
            <text:p>Med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 </text:p>
            <text:p>2. ir a la url checkout o elegir un viaje.</text:p>
            <text:p>3. subir un archivo (con cualquier extensión).</text:p>
          </table:table-cell>
          <table:table-cell office:value-type="string" calcext:value-type="string">
            <text:p>Si se ingresa una extensión que no se acepta, debería rechazarla y mostrar un cartel de error. </text:p>
          </table:table-cell>
          <table:table-cell office:value-type="string" calcext:value-type="string">
            <text:p>La página no valida de forma efectiva la extensión del archivo que se sube. </text:p>
          </table:table-cell>
          <table:table-cell office:value-type="string" calcext:value-type="string">
            <text:p>bug-reports/evidence/bugs/lextension-archivo.png </text:p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UG-003</text:p>
          </table:table-cell>
          <table:table-cell office:value-type="string" calcext:value-type="string">
            <text:p>En el apartado de ingreso de un cupón para un descuento no lo valida. </text:p>
          </table:table-cell>
          <table:table-cell office:value-type="string" calcext:value-type="string">
            <text:p>checkout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ir a la url checkout o elegir un viaje.</text:p>
            <text:p>3. ingresar un cupón de pago.</text:p>
          </table:table-cell>
          <table:table-cell office:value-type="string" calcext:value-type="string">
            <text:p>Si se ingresa un cupón incorrecto la pagina no lo debería validar mostrando un mensaje de error. </text:p>
          </table:table-cell>
          <table:table-cell office:value-type="string" calcext:value-type="string">
            <text:p>La página no lo valida de forma efectiva. Dejando ingresar un cupón inválido. </text:p>
          </table:table-cell>
          <table:table-cell office:value-type="string" calcext:value-type="string">
            <text:p>bug-reports/evidence/bugs/cupon-descuento.png</text:p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UG-004 </text:p>
          </table:table-cell>
          <table:table-cell office:value-type="string" calcext:value-type="string">
            <text:p>En el apartado de checkout no deja realizar el pago</text:p>
          </table:table-cell>
          <table:table-cell office:value-type="string" calcext:value-type="string">
            <text:p>checkout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ir a la url checkout o elegir un viaje. </text:p>
            <text:p>3. Llenar los campos del formulario.</text:p>
            <text:p>4. apretar el botón pay now</text:p>
          </table:table-cell>
          <table:table-cell office:value-type="string" calcext:value-type="string">
            <text:p>Si se ingresan credenciales correctas deberían mostrar los medios de pago para poder comprar el viaje. </text:p>
          </table:table-cell>
          <table:table-cell office:value-type="string" calcext:value-type="string">
            <text:p>La página no deja realizar el pago, ya que no se puede terminar de comprar el cupón. </text:p>
          </table:table-cell>
          <table:table-cell office:value-type="string" calcext:value-type="string">
            <text:p>bug-reports/evidence/bugs/boton-compra.png</text:p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UG-005</text:p>
          </table:table-cell>
          <table:table-cell office:value-type="string" calcext:value-type="string">
            <text:p>En el pie de pagina de la web no se redirige a la web del creador.</text:p>
          </table:table-cell>
          <table:table-cell office:value-type="string" calcext:value-type="string">
            <text:p>checkout</text:p>
          </table:table-cell>
          <table:table-cell table:number-columns-repeated="2" office:value-type="string" calcext:value-type="string">
            <text:p>Baj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ir hasta el pie de página.</text:p>
            <text:p>3. apretar el botón de linkedin, facebook o twitter.</text:p>
          </table:table-cell>
          <table:table-cell office:value-type="string" calcext:value-type="string">
            <text:p>Si se aprieta el botón de alguna red social redirige a la misma. </text:p>
          </table:table-cell>
          <table:table-cell office:value-type="string" calcext:value-type="string">
            <text:p>La página no redirige a ninguna de las tres red sociales disponibles. </text:p>
          </table:table-cell>
          <table:table-cell office:value-type="string" calcext:value-type="string">
            <text:p>bug-reports/evidence/bugs/red-social.png</text:p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uG-006</text:p>
          </table:table-cell>
          <table:table-cell office:value-type="string" calcext:value-type="string">
            <text:p>Al loguearse no muestra mas información que para un usuario común, restándole sentido a la acción. </text:p>
          </table:table-cell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Med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apretar el botón de login en el panel superior derecho. </text:p>
            <text:p>3. ingresar credenciales y loguearse en la pagina.</text:p>
          </table:table-cell>
          <table:table-cell office:value-type="string" calcext:value-type="string">
            <text:p>Al loguerase un usuario, la página muestra mas actividades, descuentos o apartados que para un usuario común. </text:p>
          </table:table-cell>
          <table:table-cell office:value-type="string" calcext:value-type="string">
            <text:p>Un usuario logueado tiene la misma vista que un usuario casual sin credenciales. </text:p>
          </table:table-cell>
          <table:table-cell office:value-type="string" calcext:value-type="string">
            <text:p>bug-reports/evidence/bugs/login-1.png <text:s/>login-2.png </text:p>
          </table:table-cell>
          <table:table-cell table:style-name="ce3" office:value-type="date" office:date-value="2026-04-16" calcext:value-type="date">
            <text:p>16/04/26</text:p>
          </table:table-cell>
          <table:table-cell table:number-columns-repeated="4"/>
        </table:table-row>
        <table:table-row table:style-name="ro6" table:number-rows-repeated="27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16:37:15.113531656</meta:creation-date>
    <dc:date>2026-04-16T17:32:11.454153810</dc:date>
    <meta:editing-duration>PT1M41S</meta:editing-duration>
    <meta:editing-cycles>1</meta:editing-cycles>
    <meta:document-statistic meta:table-count="1" meta:cell-count="77" meta:object-count="0"/>
    <meta:generator>LibreOffice/24.2.7.2$Linux_X86_64 LibreOffice_project/420$Build-2</meta:generator>
  </office:meta>
</office:document-meta>
</file>